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Test Case Number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Result<text:s/>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Pass/Fail</text:p>
          </table:table-cell>
          <table:table-cell table:number-columns-repeated="1637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GET call to get list of all users along with their details</text:p>
          </table:table-cell>
          <table:table-cell office:value-type="string" table:style-name="ce4">
            <text:p>api/users?page=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 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GET call to get single user along<text:s/></text:p>
            <text:p>with their details</text:p>
          </table:table-cell>
          <table:table-cell office:value-type="string" table:style-name="ce4">
            <text:p>api/users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4">
            <text:p>GET call to get single user(23) along<text:s/></text:p>
            <text:p>with their details</text:p>
          </table:table-cell>
          <table:table-cell office:value-type="string" table:style-name="ce4">
            <text:p>api/users/23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4 and <text:s/>no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4">
            <text:p>GET call to get list of all resources<text:s/></text:p>
            <text:p>along with their details</text:p>
          </table:table-cell>
          <table:table-cell office:value-type="string" table:style-name="ce4">
            <text:p>api/unknown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4">
            <text:p>GET call to get list of a resource(23)</text:p>
            <text:p>along with their details</text:p>
          </table:table-cell>
          <table:table-cell office:value-type="string" table:style-name="ce4">
            <text:p>api/unknown/23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4 and <text:s/>no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a)</text:p>
          </table:table-cell>
          <table:table-cell office:value-type="string" table:style-name="ce4">
            <text:p>POST call to create a user with name and job</text:p>
          </table:table-cell>
          <table:table-cell office:value-type="string" table:style-name="ce4">
            <text:p>1. api/users</text:p>
            <text:p>2.{</text:p>
            <text:p><text:s text:c="4"/>"name": "morpheus",</text:p>
            <text:p><text:s text:c="4"/>"job": "leader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b)</text:p>
          </table:table-cell>
          <table:table-cell office:value-type="string" table:style-name="ce4">
            <text:p>POST call to create a user with name only</text:p>
          </table:table-cell>
          <table:table-cell office:value-type="string" table:style-name="ce4">
            <text:p>1. api/users</text:p>
            <text:p>2.{</text:p>
            <text:p><text:s text:c="4"/>"name": "morpheus",</text:p>
            <text:p><text:s text:c="4"/>"job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c)</text:p>
          </table:table-cell>
          <table:table-cell office:value-type="string" table:style-name="ce4">
            <text:p>POST call to create a user with job only</text:p>
          </table:table-cell>
          <table:table-cell office:value-type="string" table:style-name="ce4">
            <text:p>1. api/users</text:p>
            <text:p>2.{</text:p>
            <text:p><text:s text:c="4"/>"name": "",</text:p>
            <text:p><text:s text:c="4"/>"job": "leader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d)</text:p>
          </table:table-cell>
          <table:table-cell office:value-type="string" table:style-name="ce4">
            <text:p>POST call to create a user without name and job</text:p>
          </table:table-cell>
          <table:table-cell office:value-type="string" table:style-name="ce4">
            <text:p>1. api/users</text:p>
            <text:p>2.{</text:p>
            <text:p><text:s text:c="4"/>"name": "",</text:p>
            <text:p><text:s text:c="4"/>"job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e)</text:p>
          </table:table-cell>
          <table:table-cell office:value-type="string" table:style-name="ce4">
            <text:p>POST call to create a user with name and job as special charecters</text:p>
          </table:table-cell>
          <table:table-cell office:value-type="string" table:style-name="ce4">
            <text:p>1. api/users</text:p>
            <text:p>2.{</text:p>
            <text:p><text:s text:c="4"/>"name": "%^&amp;$#",</text:p>
            <text:p><text:s text:c="4"/>"job": "&amp;^$&amp;^%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6(f)</text:p>
          </table:table-cell>
          <table:table-cell office:value-type="string" table:style-name="ce4">
            <text:p>POST call to create a user with name and job as numbers</text:p>
          </table:table-cell>
          <table:table-cell office:value-type="string" table:style-name="ce4">
            <text:p>1. api/users</text:p>
            <text:p>2.{</text:p>
            <text:p><text:s text:c="4"/>"name": "1234",</text:p>
            <text:p><text:s text:c="4"/>"job": "5678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1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float" office:value="7" table:style-name="ce4">
            <text:p>7</text:p>
          </table:table-cell>
          <table:table-cell office:value-type="string" table:style-name="ce4">
            <text:p><text:s/>PUT call to update a particular<text:s/></text:p>
            <text:p>user(2) details</text:p>
          </table:table-cell>
          <table:table-cell office:value-type="string" table:style-name="ce4">
            <text:p>1.api/users/2</text:p>
            <text:p>2. {</text:p>
            <text:p><text:s text:c="4"/>"name": "morpheus",</text:p>
            <text:p><text:s text:c="4"/>"job": "zion resident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4">
          <table:table-cell office:value-type="float" office:value="8" table:style-name="ce4">
            <text:p>8</text:p>
          </table:table-cell>
          <table:table-cell office:value-type="string" table:style-name="ce4">
            <text:p><text:s/>PATCH call to update a particular<text:s/></text:p>
            <text:p>user(2) details</text:p>
          </table:table-cell>
          <table:table-cell office:value-type="string" table:style-name="ce4">
            <text:p>1.api/users/2</text:p>
            <text:p>2. {</text:p>
            <text:p><text:s text:c="4"/>"name": "morpheus",</text:p>
            <text:p><text:s text:c="4"/>"job": "zion resident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4">
            <text:p>DELETE call to remove a<text:s/></text:p>
            <text:p>particular user(2)</text:p>
          </table:table-cell>
          <table:table-cell office:value-type="string" table:style-name="ce4">
            <text:p>api/users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0(a)</text:p>
          </table:table-cell>
          <table:table-cell office:value-type="string" table:style-name="ce4">
            <text:p>POST call to register a user with email id and password</text:p>
          </table:table-cell>
          <table:table-cell office:value-type="string" table:style-name="ce4">
            <text:p>1. api/register</text:p>
            <text:p>2. {</text:p>
            <text:p><text:s text:c="4"/>"email": "eve.holt@reqres.in",</text:p>
            <text:p><text:s text:c="4"/>"password": "pistol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  <text:p>{</text:p>
            <text:p><text:s text:c="3"/>"id": 4,</text:p>
            <text:p><text:s text:c="3"/>"token": "QpwL5tke4Pnpja7X4"</text:p>
            <text:p>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0(b)</text:p>
          </table:table-cell>
          <table:table-cell office:value-type="string" table:style-name="ce4">
            <text:p>POST call to register a user without</text:p>
            <text:p><text:s/>password and email id</text:p>
          </table:table-cell>
          <table:table-cell office:value-type="string" table:style-name="ce4">
            <text:p>1. api/register</text:p>
            <text:p>2. {</text:p>
            <text:p><text:s text:c="4"/>"email": "",</text:p>
            <text:p><text:s text:c="4"/>"password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email or username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0(c)</text:p>
          </table:table-cell>
          <table:table-cell office:value-type="string" table:style-name="ce4">
            <text:p>POST call to register a user without</text:p>
            <text:p><text:s/>password</text:p>
          </table:table-cell>
          <table:table-cell office:value-type="string" table:style-name="ce4">
            <text:p>1. api/register</text:p>
            <text:p>2. {</text:p>
            <text:p><text:s text:c="4"/>"email": "eve.holt@reqres.in",</text:p>
            <text:p><text:s text:c="4"/>"password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password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0(d)</text:p>
          </table:table-cell>
          <table:table-cell office:value-type="string" table:style-name="ce4">
            <text:p>POST call to register a user without</text:p>
            <text:p><text:s/>email id</text:p>
          </table:table-cell>
          <table:table-cell office:value-type="string" table:style-name="ce4">
            <text:p>1. api/register</text:p>
            <text:p>2. {</text:p>
            <text:p><text:s text:c="4"/>"email": "",</text:p>
            <text:p><text:s text:c="4"/>"password": "pistol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email or username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4">
            <text:p>10(e)</text:p>
          </table:table-cell>
          <table:table-cell office:value-type="string" table:style-name="ce4">
            <text:p>POST call to register a user with email id and password as numbers</text:p>
            <text:p/>
          </table:table-cell>
          <table:table-cell office:value-type="string" table:style-name="ce4">
            <text:p>1. api/register</text:p>
            <text:p>2. {</text:p>
            <text:p><text:s text:c="4"/>"email": "1234@reqres.in",</text:p>
            <text:p><text:s text:c="4"/>"password": "1234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Note: Only defined users succeed registration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4">
            <text:p>10(f)</text:p>
          </table:table-cell>
          <table:table-cell office:value-type="string" table:style-name="ce4">
            <text:p>POST call to register a user with email id and password as special characters</text:p>
          </table:table-cell>
          <table:table-cell office:value-type="string" table:style-name="ce4">
            <text:p>1. api/register</text:p>
            <text:p>2. {</text:p>
            <text:p><text:s text:c="4"/>"email": "^&amp;^&amp;$@reqres.in",</text:p>
            <text:p><text:s text:c="4"/>"password": "*%&amp;^&amp;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Note: Only defined users succeed registration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float" office:value="11" table:style-name="ce4">
            <text:p>11</text:p>
          </table:table-cell>
          <table:table-cell office:value-type="string" table:style-name="ce4">
            <text:p>POST call to register a user without</text:p>
            <text:p><text:s/>password</text:p>
          </table:table-cell>
          <table:table-cell office:value-type="string" table:style-name="ce4">
            <text:p>1. api/register</text:p>
            <text:p>2. {</text:p>
            <text:p><text:s text:c="4"/>"email": "eve.holt@reqres.in",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0 and <text:s/>a response body</text:p>
            <text:p>{"error": "Missing email or username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a)</text:p>
          </table:table-cell>
          <table:table-cell office:value-type="string" table:style-name="ce4">
            <text:p>POST call to login a user with email id and password</text:p>
          </table:table-cell>
          <table:table-cell office:value-type="string" table:style-name="ce4">
            <text:p>1. api/login</text:p>
            <text:p>2. {</text:p>
            <text:p><text:s text:c="4"/>"email": "eve.holt@reqres.in",</text:p>
            <text:p><text:s text:c="4"/>"password": "cityslicka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  <text:p>{"token": "QpwL5tke4Pnpja7X4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b)</text:p>
          </table:table-cell>
          <table:table-cell office:value-type="string" table:style-name="ce4">
            <text:p>POST call to login a user without email id</text:p>
          </table:table-cell>
          <table:table-cell office:value-type="string" table:style-name="ce4">
            <text:p>1. api/login</text:p>
            <text:p>2. {</text:p>
            <text:p><text:s text:c="4"/>"email": "",</text:p>
            <text:p><text:s text:c="4"/>"password": "password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email or username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c)</text:p>
          </table:table-cell>
          <table:table-cell office:value-type="string" table:style-name="ce4">
            <text:p>POST call to login a user without password</text:p>
          </table:table-cell>
          <table:table-cell office:value-type="string" table:style-name="ce4">
            <text:p>1. api/login</text:p>
            <text:p>2. {</text:p>
            <text:p><text:s text:c="4"/>"email": "eve.holt@reqres.in",</text:p>
            <text:p><text:s text:c="4"/>"password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password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d)</text:p>
          </table:table-cell>
          <table:table-cell office:value-type="string" table:style-name="ce4">
            <text:p>POST call to login a user without email id and password</text:p>
          </table:table-cell>
          <table:table-cell office:value-type="string" table:style-name="ce4">
            <text:p>1. api/login</text:p>
            <text:p>2. {</text:p>
            <text:p><text:s text:c="4"/>"email": "",</text:p>
            <text:p><text:s text:c="4"/>"password": "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Missing email or username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e)</text:p>
          </table:table-cell>
          <table:table-cell office:value-type="string" table:style-name="ce4">
            <text:p>POST call to login a user with email id and password as numbers</text:p>
          </table:table-cell>
          <table:table-cell office:value-type="string" table:style-name="ce4">
            <text:p>1. api/login</text:p>
            <text:p>2. {</text:p>
            <text:p><text:s text:c="4"/>"email": "1234@reqres.in",</text:p>
            <text:p><text:s text:c="4"/>"password": "1234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user not found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2(f)</text:p>
          </table:table-cell>
          <table:table-cell office:value-type="string" table:style-name="ce4">
            <text:p>POST call to login a user with email id and password as special characters</text:p>
          </table:table-cell>
          <table:table-cell office:value-type="string" table:style-name="ce4">
            <text:p>1. api/login</text:p>
            <text:p>2. {</text:p>
            <text:p><text:s text:c="4"/>"email": "*%^&amp;@reqres.in",</text:p>
            <text:p><text:s text:c="4"/>"password": "*%%(*^"</text:p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400 and <text:s/>the response body</text:p>
            <text:p>{"error": "user not found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6">
          <table:table-cell office:value-type="float" office:value="13" table:style-name="ce4">
            <text:p>13</text:p>
          </table:table-cell>
          <table:table-cell office:value-type="string" table:style-name="ce4">
            <text:p>POST call to login a user without</text:p>
            <text:p><text:s/>password</text:p>
          </table:table-cell>
          <table:table-cell office:value-type="string" table:style-name="ce4">
            <text:p>1. api/login</text:p>
            <text:p>2. {</text:p>
            <text:p><text:s text:c="4"/>"email": "eve.holt@reqres.in",</text:p>
            <text:p/>
            <text:p>}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text:s/></text:p>
            <text:p>code as 400 and <text:s/>a response body</text:p>
            <text:p>{"error": "Missing password"}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14" table:style-name="ce4">
            <text:p>14</text:p>
          </table:table-cell>
          <table:table-cell office:value-type="string" table:style-name="ce4">
            <text:p>GET call to get list of all users</text:p>
            <text:p><text:s/>along with their details with a delay(2 seconds)</text:p>
          </table:table-cell>
          <table:table-cell office:value-type="string" table:style-name="ce4">
            <text:p>api/users?delay=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style-name="ro3">
          <table:table-cell office:value-type="float" office:value="15" table:style-name="ce4">
            <text:p>15</text:p>
          </table:table-cell>
          <table:table-cell office:value-type="string" table:style-name="ce4">
            <text:p>GET call to get a single resource along<text:s/></text:p>
            <text:p>with their details</text:p>
          </table:table-cell>
          <table:table-cell office:value-type="string" table:style-name="ce4">
            <text:p>api/unknown/2</text:p>
          </table:table-cell>
          <table:table-cell office:value-type="string" table:style-name="ce4">
            <text:p>Give the URL and add<text:s/></text:p>
            <text:p>the test data</text:p>
          </table:table-cell>
          <table:table-cell office:value-type="string" table:style-name="ce4">
            <text:p>We will get the status</text:p>
            <text:p><text:s/>code as 200 and <text:s/>the response body</text:p>
          </table:table-cell>
          <table:table-cell office:value-type="string" table:style-name="ce4">
            <text:p>Same as expected result</text:p>
          </table:table-cell>
          <table:table-cell office:value-type="string" table:style-name="ce4">
            <text:p>Pass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6T05:15:27Z</meta:creation-date>
    <dc:date>2021-10-26T08:16:12Z</dc:date>
  </office:meta>
</office:document-meta>
</file>